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tVariabl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etVariable</text:h>
                    <text:list>
                        <text:list-item>
                            <text:h text:style-name="Heading_20_2" text:outline-level="2">Description</text:h>
                        </text:list-item>
                    </text:list>
                </text:list-item>
            </text:list>

            <text:p text:style-name="Standard">It is used to set a new value to one or more variables.</text:p>

            
                <text:list xml:id="list_SetVariable2" text:continue-numbering="true" text:continue-list="list_SetVariab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tVariable5" text:continue-numbering="true" text:style-name="Outline">
                                                <text:list-item>
                                                    <text:list>
                                                        <text:list-item>
                                                            <text:list>
                                                                <text:list-item>
                                                                    <text:h text:style-name="Heading_20_3" text:outline-level="3">
                                                                        Set variable entries
                                                                        <text:s text:c="4"/>
                                                                        <text:span text:style-name="T2">Array</text:span>
                                                                    </text:h>
                                                                </text:list-item>
                                                            </text:list>
                                                        </text:list-item>
                                                    </text:list>
                                                </text:list-item>
                                            </text:list>
                                            <text:p text:style-name="Standard">List of variables to be set. Each element of the list contains a given variable name to which a new value is added, which is obtained by evaluating the given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tVariable6" text:continue-numbering="true" text:continue-list="list_SetVariabl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tVariable7" text:continue-numbering="true" text:continue-list="list_SetVariabl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tVariable8" text:continue-numbering="true" text:continue-list="list_SetVariabl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tVariable9" text:continue-numbering="true" text:continue-list="list_SetVariabl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tVariable10" text:continue-numbering="true" text:continue-list="list_SetVariabl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tVariable3" text:continue-numbering="true" text:continue-list="list_SetVariable2" text:style-name="Outline">
                    <text:list-item>
                        <text:list>
                            <text:list-item>
                                <text:h text:style-name="Heading_20_2" text:outline-level="2">Inputs</text:h>
                            </text:list-item>
                        </text:list>
                    </text:list-item>
                </text:list>

                
                            <text:list xml:id="list_SetVariabl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tVariable4" text:continue-numbering="true" text:continue-list="list_SetVariable3" text:style-name="Outline">
                    <text:list-item>
                        <text:list>
                            <text:list-item>
                                <text:h text:style-name="Heading_20_2" text:outline-level="2">Outputs</text:h>
                            </text:list-item>
                        </text:list>
                    </text:list-item>
                </text:list>

                
                            <text:list xml:id="list_SetVariabl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